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t</text:p>
          </table:table-cell>
          <table:table-cell office:value-type="string" calcext:value-type="string">
            <text:p>String Length</text:p>
          </table:table-cell>
          <table:table-cell office:value-type="string" calcext:value-type="string">
            <text:p>Distance from n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formula="of:=ROUNDUP([.$B$2] -[.$B$2]/2^([.A2]/12);1)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/>
          <table:table-cell table:formula="of:=ROUNDUP([.$B$2] -[.$B$2]/2^([.A3]/12);1)" office:value-type="float" office:value="38.2" calcext:value-type="float">
            <text:p>38.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/>
          <table:table-cell table:formula="of:=ROUNDUP([.$B$2] -[.$B$2]/2^([.A4]/12);1)" office:value-type="float" office:value="74.2" calcext:value-type="float">
            <text:p>74.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/>
          <table:table-cell table:formula="of:=ROUNDUP([.$B$2] -[.$B$2]/2^([.A5]/12);1)" office:value-type="float" office:value="108.2" calcext:value-type="float">
            <text:p>108.2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/>
          <table:table-cell table:formula="of:=ROUNDUP([.$B$2] -[.$B$2]/2^([.A6]/12);1)" office:value-type="float" office:value="140.3" calcext:value-type="float">
            <text:p>140.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/>
          <table:table-cell table:formula="of:=ROUNDUP([.$B$2] -[.$B$2]/2^([.A7]/12);1)" office:value-type="float" office:value="170.6" calcext:value-type="float">
            <text:p>170.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/>
          <table:table-cell table:formula="of:=ROUNDUP([.$B$2] -[.$B$2]/2^([.A8]/12);1)" office:value-type="float" office:value="199.2" calcext:value-type="float">
            <text:p>199.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/>
          <table:table-cell table:formula="of:=ROUNDUP([.$B$2] -[.$B$2]/2^([.A9]/12);1)" office:value-type="float" office:value="226.2" calcext:value-type="float">
            <text:p>226.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table:formula="of:=ROUNDUP([.$B$2] -[.$B$2]/2^([.A10]/12);1)" office:value-type="float" office:value="251.7" calcext:value-type="float">
            <text:p>251.7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table:formula="of:=ROUNDUP([.$B$2] -[.$B$2]/2^([.A11]/12);1)" office:value-type="float" office:value="275.7" calcext:value-type="float">
            <text:p>275.7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/>
          <table:table-cell table:formula="of:=ROUNDUP([.$B$2] -[.$B$2]/2^([.A12]/12);1)" office:value-type="float" office:value="298.4" calcext:value-type="float">
            <text:p>298.4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/>
          <table:table-cell table:formula="of:=ROUNDUP([.$B$2] -[.$B$2]/2^([.A13]/12);1)" office:value-type="float" office:value="319.8" calcext:value-type="float">
            <text:p>319.8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/>
          <table:table-cell table:formula="of:=ROUNDUP([.$B$2] -[.$B$2]/2^([.A14]/12);1)" office:value-type="float" office:value="340" calcext:value-type="float">
            <text:p>340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/>
          <table:table-cell table:formula="of:=ROUNDUP([.$B$2] -[.$B$2]/2^([.A15]/12);1)" office:value-type="float" office:value="359.1" calcext:value-type="float">
            <text:p>359.1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/>
          <table:table-cell table:formula="of:=ROUNDUP([.$B$2] -[.$B$2]/2^([.A16]/12);1)" office:value-type="float" office:value="377.1" calcext:value-type="float">
            <text:p>377.1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/>
          <table:table-cell table:formula="of:=ROUNDUP([.$B$2] -[.$B$2]/2^([.A17]/12);1)" office:value-type="float" office:value="394.1" calcext:value-type="float">
            <text:p>394.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table:formula="of:=ROUNDUP([.$B$2] -[.$B$2]/2^([.A18]/12);1)" office:value-type="float" office:value="410.2" calcext:value-type="float">
            <text:p>410.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table:formula="of:=ROUNDUP([.$B$2] -[.$B$2]/2^([.A19]/12);1)" office:value-type="float" office:value="425.3" calcext:value-type="float">
            <text:p>425.3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/>
          <table:table-cell table:formula="of:=ROUNDUP([.$B$2] -[.$B$2]/2^([.A20]/12);1)" office:value-type="float" office:value="439.6" calcext:value-type="float">
            <text:p>439.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/>
          <table:table-cell table:formula="of:=ROUNDUP([.$B$2] -[.$B$2]/2^([.A21]/12);1)" office:value-type="float" office:value="453.1" calcext:value-type="float">
            <text:p>453.1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/>
          <table:table-cell table:formula="of:=ROUNDUP([.$B$2] -[.$B$2]/2^([.A22]/12);1)" office:value-type="float" office:value="465.9" calcext:value-type="float">
            <text:p>465.9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/>
          <table:table-cell table:formula="of:=ROUNDUP([.$B$2] -[.$B$2]/2^([.A23]/12);1)" office:value-type="float" office:value="477.9" calcext:value-type="float">
            <text:p>477.9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/>
          <table:table-cell table:formula="of:=ROUNDUP([.$B$2] -[.$B$2]/2^([.A24]/12);1)" office:value-type="float" office:value="489.2" calcext:value-type="float">
            <text:p>489.2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/>
          <table:table-cell table:formula="of:=ROUNDUP([.$B$2] -[.$B$2]/2^([.A25]/12);1)" office:value-type="float" office:value="499.9" calcext:value-type="float">
            <text:p>499.9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/>
          <table:table-cell table:formula="of:=ROUNDUP([.$B$2] -[.$B$2]/2^([.A26]/12);1)" office:value-type="float" office:value="510" calcext:value-type="float">
            <text:p>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56:35.48576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18:03.358256822</meta:creation-date>
    <dc:date>2017-12-29T20:23:33.321824802</dc:date>
    <meta:editing-duration>PT25M39S</meta:editing-duration>
    <meta:editing-cycles>3</meta:editing-cycles>
    <meta:generator>LibreOffice/5.4.2.2$Linux_X86_64 LibreOffice_project/40m0$Build-2</meta:generator>
    <meta:document-statistic meta:table-count="1" meta:cell-count="54" meta:object-count="0"/>
  </office:meta>
</office:document-meta>
</file>